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cdb4" officeooo:paragraph-rsid="0000c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9:46:40.903598363</meta:creation-date>
    <dc:date>2020-03-03T19:48:05.752929935</dc:date>
    <meta:editing-duration>PT1M2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0.7.3$Linux_X86_64 LibreOffice_project/00m0$Build-3</meta:generator>
  </office:meta>
</office:document-meta>
</file>